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yriadApple-Text" svg:font-family="MyriadApple-Tex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standard">
      <style:graphic-properties draw:stroke="none" svg:stroke-color="#000000" draw:fill="none" draw:fill-color="#ffffff" fo:min-height="1.05cm"/>
    </style:style>
    <style:style style:name="gr6" style:family="graphic" style:parent-style-name="standard">
      <style:graphic-properties draw:stroke="none" svg:stroke-color="#000000" draw:fill="none" draw:fill-color="#ffffff" fo:min-height="1.3cm"/>
    </style:style>
    <style:style style:name="gr7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fo:color="#20202c" style:text-outline="false" style:text-line-through-style="none" style:text-line-through-type="none" style:font-name="MyriadApple-Text" fo:font-size="12pt" fo:font-style="normal" fo:text-shadow="none" style:text-underline-style="none" fo:font-weight="normal" style:letter-kerning="true" style:font-name-asian="MyriadApple-Text" style:font-size-asian="12pt" style:font-style-asian="normal" style:font-weight-asian="normal" style:font-name-complex="MyriadApple-Text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8.4cm" svg:height="3.1cm" svg:x="6.6cm" svg:y="7.4cm">
          <text:p text:style-name="P1">Input number1</text:p>
          <text:p text:style-name="P1">Input number2</text:p>
          <text:p text:style-name="P1">Input number3</text:p>
          <text:p text:style-name="P1">Input number4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2" draw:id="id2" draw:layer="layout" svg:width="12.9cm" svg:height="2.3cm" svg:x="3.6cm" svg:y="12.8cm">
          <text:p text:style-name="P1">Answer <text:s text:c="6"/>number1 + number2 + </text:p>
          <text:p text:style-name="P1"><text:tab/><text:tab/> <text:s text:c="2"/>number3 + number 4 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2cm" svg:y1="11.8cm" svg:x2="9.1cm" svg:y2="11.8cm">
          <text:p/>
        </draw:line>
        <draw:connector draw:style-name="gr3" draw:text-style-name="P1" draw:layer="layout" svg:x1="9.75cm" svg:y1="10.5cm" svg:x2="10.05cm" svg:y2="12.8cm" draw:start-shape="id1" draw:start-glue-point="7" draw:end-shape="id2" svg:d="M9750 10500v1151h300v1149" svg:viewBox="0 0 301 2301">
          <text:p/>
        </draw:connector>
        <draw:custom-shape draw:style-name="gr1" draw:text-style-name="P1" xml:id="id3" draw:id="id3" draw:layer="layout" svg:width="5.4cm" svg:height="1.6cm" svg:x="8.5cm" svg:y="4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svg:x1="11.2cm" svg:y1="5.6cm" svg:x2="10.8cm" svg:y2="7.4cm" draw:start-shape="id3" draw:start-glue-point="6" draw:end-shape="id1" draw:end-glue-point="5" svg:d="M11200 5600v901h-400v899" svg:viewBox="0 0 401 1801">
          <text:p/>
        </draw:connector>
        <draw:custom-shape draw:style-name="gr1" draw:text-style-name="P1" xml:id="id4" draw:id="id4" draw:layer="layout" svg:width="5.7cm" svg:height="1.5cm" svg:x="8.3cm" svg:y="18.2cm">
          <text:p text:style-name="P1">Output answ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10.05cm" svg:y1="15.1cm" svg:x2="11.863cm" svg:y2="18.2cm" draw:start-shape="id2" draw:start-glue-point="2" draw:end-shape="id4" draw:end-glue-point="4" svg:d="M10050 15100v1550h1813v1550" svg:viewBox="0 0 1814 3101">
          <text:p/>
        </draw:connector>
        <draw:custom-shape draw:style-name="gr1" draw:text-style-name="P1" xml:id="id5" draw:id="id5" draw:layer="layout" svg:width="5.6cm" svg:height="1.3cm" svg:x="8cm" svg:y="22.4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svg:x1="10.437cm" svg:y1="19.7cm" svg:x2="10.8cm" svg:y2="22.4cm" draw:start-shape="id4" draw:start-glue-point="7" draw:end-shape="id5" draw:end-glue-point="4" svg:d="M10437 19700v1351h363v1349" svg:viewBox="0 0 364 2701">
          <text:p/>
        </draw:connector>
        <draw:frame draw:style-name="gr4" draw:text-style-name="P2" draw:layer="layout" svg:width="17.5cm" svg:height="1.199cm" svg:x="1.4cm" svg:y="1.3cm">
          <draw:text-box>
            <text:p text:style-name="P2"><text:span text:style-name="T1">Flowchart - '</text:span><text:span text:style-name="T2">Write a program that will ask the user for four integer numbers and then add these numbers together</text:span><text:span text:style-name="T1">.</text:span></text:p>
          </draw:text-box>
        </draw:frame>
      </draw:page>
      <draw:page draw:name="page2" draw:style-name="dp1" draw:master-page-name="Default">
        <draw:custom-shape draw:style-name="gr1" draw:text-style-name="P1" xml:id="id6" draw:id="id6" draw:layer="layout" svg:width="5.5cm" svg:height="1.4cm" svg:x="7.7cm" svg:y="5.2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7" draw:id="id7" draw:layer="layout" svg:width="7.7cm" svg:height="2.3cm" svg:x="6.8cm" svg:y="8.1cm">
          <text:p text:style-name="P1">Input number1</text:p>
          <text:p text:style-name="P1">Input number2</text:p>
          <text:p text:style-name="P1">Input number3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10.45cm" svg:y1="6.6cm" svg:x2="10.65cm" svg:y2="8.1cm" draw:start-shape="id6" draw:start-glue-point="6" draw:end-shape="id7" draw:end-glue-point="5" svg:d="M10450 6600v751h200v749" svg:viewBox="0 0 201 1501">
          <text:p/>
        </draw:connector>
        <draw:custom-shape draw:style-name="gr1" draw:text-style-name="P1" xml:id="id8" draw:id="id8" draw:layer="layout" svg:width="8.8cm" svg:height="2cm" svg:x="5.9cm" svg:y="12.4cm">
          <text:p text:style-name="P1">Answer <text:s text:c="4"/>number1 * number2 </text:p>
          <text:p text:style-name="P1">/ number3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3cm" svg:y1="10.9cm" svg:x2="8cm" svg:y2="10.9cm">
          <text:p/>
        </draw:line>
        <draw:connector draw:style-name="gr3" draw:text-style-name="P1" draw:layer="layout" svg:x1="9.687cm" svg:y1="10.4cm" svg:x2="10.3cm" svg:y2="12.4cm" draw:start-shape="id7" draw:start-glue-point="7" draw:end-shape="id8" draw:end-glue-point="0" svg:d="M9687 10400v1001h613v999" svg:viewBox="0 0 614 2001">
          <text:p/>
        </draw:connector>
        <draw:custom-shape draw:style-name="gr1" draw:text-style-name="P1" xml:id="id9" draw:id="id9" draw:layer="layout" svg:width="7.8cm" svg:height="1.4cm" svg:x="6.7cm" svg:y="17cm">
          <text:p text:style-name="P1">Output answ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10.3cm" svg:y1="14.4cm" svg:x2="10.6cm" svg:y2="17cm" draw:start-shape="id8" draw:start-glue-point="2" draw:end-shape="id9" draw:end-glue-point="5" svg:d="M10300 14400v1300h300v1300" svg:viewBox="0 0 301 2601">
          <text:p/>
        </draw:connector>
        <draw:custom-shape draw:style-name="gr1" draw:text-style-name="P1" xml:id="id10" draw:id="id10" draw:layer="layout" svg:width="7.9cm" svg:height="1.7cm" svg:x="6.5cm" svg:y="20.9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svg:x1="9.625cm" svg:y1="18.4cm" svg:x2="10.45cm" svg:y2="20.9cm" draw:start-shape="id9" draw:start-glue-point="7" draw:end-shape="id10" draw:end-glue-point="4" svg:d="M9625 18400v1251h825v1249" svg:viewBox="0 0 826 2501">
          <text:p/>
        </draw:connector>
        <draw:frame draw:style-name="gr5" draw:text-style-name="P2" draw:layer="layout" svg:width="16.2cm" svg:height="1.3cm" svg:x="2.4cm" svg:y="1.8cm">
          <draw:text-box>
            <text:p text:style-name="P2"><text:span text:style-name="T1">Flowchart for '</text:span><text:span text:style-name="T2">Write a program that will ask the user for three integer numbers and then multiply the first two together </text:span><text:span text:style-name="T1">before dividing the result by the third number'</text:span></text:p>
          </draw:text-box>
        </draw:frame>
      </draw:page>
      <draw:page draw:name="page3" draw:style-name="dp1" draw:master-page-name="Default">
        <draw:frame draw:style-name="gr6" draw:text-style-name="P2" draw:layer="layout" svg:width="17.3cm" svg:height="1.673cm" svg:x="1.6cm" svg:y="1.5cm">
          <draw:text-box>
            <text:p text:style-name="P2"><text:span text:style-name="T1">Flowchart for '</text:span><text:span text:style-name="T2">Write a program that will ask the user for two numbers a then divide one by the other. The number of times </text:span><text:span text:style-name="T3">o</text:span><text:span text:style-name="T1">ne goes into another and the remainder should be displayed'</text:span></text:p>
          </draw:text-box>
        </draw:frame>
        <draw:custom-shape draw:style-name="gr1" draw:text-style-name="P1" xml:id="id11" draw:id="id11" draw:layer="layout" svg:width="5.4cm" svg:height="1cm" svg:x="7.3cm" svg:y="6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12" draw:id="id12" draw:layer="layout" svg:width="7.4cm" svg:height="2.5cm" svg:x="6.2cm" svg:y="9.3cm">
          <text:p text:style-name="P1">Input number1</text:p>
          <text:p text:style-name="P1">Input number2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1" draw:layer="layout" svg:x1="10cm" svg:y1="7cm" svg:x2="9.9cm" svg:y2="9.3cm" draw:start-shape="id11" draw:start-glue-point="6" draw:end-shape="id12" draw:end-glue-point="5" svg:d="M10000 7000v1151h-100v1149" svg:viewBox="0 0 101 2301">
          <text:p/>
        </draw:connector>
      </draw:page>
      <draw:page draw:name="page4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yriadApple-Text" svg:font-family="MyriadApple-Tex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6T10:10:39.295000000</meta:creation-date>
    <dc:date>2014-09-16T11:12:46.994000000</dc:date>
    <meta:editing-duration>PT27M30S</meta:editing-duration>
    <meta:editing-cycles>1</meta:editing-cycles>
    <meta:generator>LibreOffice/4.2.5.2$Windows_x86 LibreOffice_project/61cb170a04bb1f12e77c884eab9192be736ec5f5</meta:generator>
    <meta:document-statistic meta:object-count="26"/>
  </office:meta>
</office:document-meta>
</file>